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0cm" svg:height="1cm" svg:x="3cm" svg:y="8.123cm">
          <text:p text:style-name="P1">Load block <text:span text:style-name="T1">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cm" svg:height="3cm" svg:x="3cm" svg:y="10.123cm">
          <text:p text:style-name="P2">Compute: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layer="layout" svg:width="3.784cm" svg:height="0.877cm" svg:x="7.5cm" svg:y="10.12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3.618cm" svg:height="0.988cm" svg:x="7.5cm" svg:y="11.13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2.263cm" svg:height="0.988cm" svg:x="7.5cm" svg:y="12.13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3" draw:text-style-name="P1" draw:layer="layout" svg:x1="8cm" svg:y1="9.123cm" svg:x2="8cm" svg:y2="10.123cm">
          <text:p/>
        </draw:line>
        <draw:line draw:style-name="gr3" draw:text-style-name="P1" draw:layer="layout" svg:x1="8cm" svg:y1="13.123cm" svg:x2="8cm" svg:y2="14cm">
          <text:p/>
        </draw:line>
        <draw:rect draw:style-name="gr4" draw:text-style-name="P1" draw:layer="layout" svg:width="10cm" svg:height="2cm" svg:x="3cm" svg:y="14cm">
          <text:p text:style-name="P2"/>
          <text:p text:style-name="P2">Solve the problem using SMO</text:p>
          <text:p text:style-name="P2">Output: </text:p>
          <text:p text:style-name="P1"/>
        </draw:rect>
        <draw:custom-shape draw:style-name="gr5" draw:text-style-name="P1" draw:layer="layout" svg:width="5cm" svg:height="2cm" svg:x="5.5cm" svg:y="2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1" draw:layer="layout" svg:x1="8cm" svg:y1="16cm" svg:x2="8cm" svg:y2="17cm">
          <text:p/>
        </draw:line>
        <draw:frame draw:style-name="gr2" draw:layer="layout" svg:width="3.275cm" svg:height="0.889cm" svg:x="6.5cm" svg:y="21.61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3" draw:text-style-name="P1" draw:layer="layout" svg:x1="8cm" svg:y1="23cm" svg:x2="8cm" svg:y2="24.123cm">
          <text:p/>
        </draw:line>
        <draw:rect draw:style-name="gr6" draw:text-style-name="P1" draw:layer="layout" svg:width="5.5cm" svg:height="1.5cm" svg:x="5.5cm" svg:y="24cm">
          <text:p/>
        </draw:rect>
        <draw:frame draw:style-name="gr2" draw:layer="layout" svg:width="3.291cm" svg:height="0.889cm" svg:x="6.5cm" svg:y="24.12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6" draw:text-style-name="P1" draw:layer="layout" svg:x1="10.5cm" svg:y1="22cm" svg:x2="13cm" svg:y2="22cm">
          <text:p/>
        </draw:line>
        <draw:line draw:style-name="gr6" draw:text-style-name="P1" draw:layer="layout" svg:x1="13cm" svg:y1="22cm" svg:x2="13cm" svg:y2="27.123cm">
          <text:p/>
        </draw:line>
        <draw:line draw:style-name="gr3" draw:text-style-name="P1" draw:layer="layout" svg:x1="13cm" svg:y1="27.123cm" svg:x2="8.5cm" svg:y2="27.123cm">
          <text:p/>
        </draw:line>
        <draw:circle draw:style-name="gr6" draw:text-style-name="P1" draw:layer="layout" svg:width="1cm" svg:height="1cm" svg:x="7.5cm" svg:y="26.623cm">
          <text:p/>
        </draw:circle>
        <draw:line draw:style-name="gr3" draw:text-style-name="P1" draw:layer="layout" svg:x1="8cm" svg:y1="25.5cm" svg:x2="8cm" svg:y2="26.623cm">
          <text:p/>
        </draw:line>
        <draw:custom-shape draw:style-name="gr1" draw:text-style-name="P1" draw:layer="layout" svg:width="4.5cm" svg:height="2cm" svg:x="6cm" svg:y="5.123cm">
          <text:p text:style-name="P1">For all <text:span text:style-name="T1">i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line draw:style-name="gr6" draw:text-style-name="P1" draw:layer="layout" svg:x1="7.5cm" svg:y1="27.123cm" svg:x2="2cm" svg:y2="27.123cm">
          <text:p/>
        </draw:line>
        <draw:line draw:style-name="gr6" draw:text-style-name="P1" draw:layer="layout" svg:x1="2cm" svg:y1="27.123cm" svg:x2="2cm" svg:y2="6.123cm">
          <text:p/>
        </draw:line>
        <draw:line draw:style-name="gr3" draw:text-style-name="P1" draw:layer="layout" svg:x1="2cm" svg:y1="6.123cm" svg:x2="6cm" svg:y2="6.123cm">
          <text:p/>
        </draw:line>
        <draw:line draw:style-name="gr3" draw:text-style-name="P1" draw:layer="layout" svg:x1="8cm" svg:y1="7.123cm" svg:x2="8cm" svg:y2="8.123cm">
          <text:p/>
        </draw:line>
        <draw:line draw:style-name="gr6" draw:text-style-name="P1" draw:layer="layout" svg:x1="10.5cm" svg:y1="6.123cm" svg:x2="16cm" svg:y2="6.123cm">
          <text:p/>
        </draw:line>
        <draw:line draw:style-name="gr3" draw:text-style-name="P1" draw:layer="layout" svg:x1="16cm" svg:y1="6.123cm" svg:x2="16cm" svg:y2="8.123cm">
          <text:p/>
        </draw:line>
        <draw:custom-shape draw:style-name="gr5" draw:text-style-name="P1" draw:layer="layout" svg:width="5cm" svg:height="2cm" svg:x="13.5cm" svg:y="8.12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layer="layout" svg:width="2.751cm" svg:height="0.889cm" svg:x="15cm" svg:y="8.73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layer="layout" svg:width="2cm" svg:height="0.962cm" svg:x="11cm" svg:y="21cm">
          <draw:text-box>
            <text:p>no</text:p>
          </draw:text-box>
        </draw:frame>
        <draw:frame draw:style-name="gr7" draw:layer="layout" svg:width="2cm" svg:height="0.962cm" svg:x="8cm" svg:y="23cm">
          <draw:text-box>
            <text:p>yes</text:p>
          </draw:text-box>
        </draw:frame>
        <draw:frame draw:style-name="gr7" draw:layer="layout" svg:width="2cm" svg:height="0.962cm" svg:x="16cm" svg:y="10.623cm">
          <draw:text-box>
            <text:p>no</text:p>
          </draw:text-box>
        </draw:frame>
        <draw:line draw:style-name="gr3" draw:text-style-name="P1" draw:layer="layout" svg:x1="16cm" svg:y1="10.123cm" svg:x2="16cm" svg:y2="12.123cm">
          <text:p/>
        </draw:line>
        <draw:frame draw:style-name="gr7" draw:layer="layout" svg:width="3cm" svg:height="0.962cm" svg:x="10.5cm" svg:y="5.161cm">
          <draw:text-box>
            <text:p>exit</text:p>
          </draw:text-box>
        </draw:frame>
        <draw:rect draw:style-name="gr6" draw:text-style-name="P1" draw:layer="layout" svg:width="5.5cm" svg:height="1.5cm" svg:x="5.5cm" svg:y="2.623cm">
          <text:p/>
        </draw:rect>
        <draw:frame draw:style-name="gr2" draw:layer="layout" svg:width="2.773cm" svg:height="0.889cm" svg:x="6.727cm" svg:y="3.12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1" draw:layer="layout" svg:x1="18.5cm" svg:y1="9.123cm" svg:x2="19.5cm" svg:y2="9.123cm">
          <text:p/>
        </draw:line>
        <draw:line draw:style-name="gr6" draw:text-style-name="P1" draw:layer="layout" svg:x1="19.5cm" svg:y1="9.123cm" svg:x2="19.5cm" svg:y2="3.623cm">
          <text:p/>
        </draw:line>
        <draw:line draw:style-name="gr3" draw:text-style-name="P1" draw:layer="layout" svg:x1="19.5cm" svg:y1="3.623cm" svg:x2="11cm" svg:y2="3.623cm">
          <text:p/>
        </draw:line>
        <draw:frame draw:style-name="gr8" draw:layer="layout" svg:width="1.5cm" svg:height="1.25cm" svg:x="18cm" svg:y="8.123cm">
          <draw:text-box>
            <text:p>yes</text:p>
          </draw:text-box>
        </draw:frame>
        <draw:custom-shape draw:style-name="gr1" draw:text-style-name="P1" draw:layer="layout" svg:width="6cm" svg:height="3cm" svg:x="13.5cm" svg:y="12.123cm">
          <text:p text:style-name="P1"/>
          <text:p text:style-name="P1">Output:</text:p>
          <text:p text:style-name="P1"/>
          <text:p text:style-name="P1"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" draw:layer="layout" svg:width="1.778cm" svg:height="0.889cm" svg:x="15.722cm" svg:y="13.73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3" draw:text-style-name="P1" draw:layer="layout" svg:x1="8.5cm" svg:y1="4.123cm" svg:x2="8.5cm" svg:y2="5.123cm">
          <text:p/>
        </draw:line>
        <draw:line draw:style-name="gr3" draw:text-style-name="P1" draw:layer="layout" svg:x1="8.5cm" svg:y1="1.623cm" svg:x2="8.5cm" svg:y2="2.623cm">
          <text:p/>
        </draw:line>
        <draw:frame draw:style-name="gr2" draw:layer="layout" svg:width="2.019cm" svg:height="0.889cm" svg:x="6cm" svg:y="1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5" draw:text-style-name="P1" draw:layer="layout" svg:width="9.5cm" svg:height="3cm" svg:x="3.5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layer="layout" svg:width="5.783cm" svg:height="0.983cm" svg:x="5cm" svg:y="17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3.684cm" svg:height="0.889cm" svg:x="6cm" svg:y="19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3" draw:text-style-name="P1" draw:layer="layout" svg:x1="8cm" svg:y1="20cm" svg:x2="8cm" svg:y2="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29T01:23:28</meta:creation-date>
    <dc:date>2014-09-01T12:34:51</dc:date>
    <meta:editing-duration>PT27M30S</meta:editing-duration>
    <meta:editing-cycles>7</meta:editing-cycles>
    <meta:generator>LibreOffice/3.5$Linux_X86_64 LibreOffice_project/350m1$Build-2</meta:generator>
    <dc:creator>George Karin</dc:creator>
    <meta:document-statistic meta:object-count="48"/>
  </office:meta>
</office:document-meta>
</file>

<file path=Object 1/content.xml><?xml version="1.0" encoding="utf-8"?>
<math xmlns="http://www.w3.org/1998/Math/MathML">
  <semantics>
    <mrow>
      <msub>
        <mi>q</mi>
        <mi mathvariant="italic">ij</mi>
      </msub>
      <mo stretchy="false">=</mo>
      <mrow>
        <mn>1</mn>
        <mo stretchy="false">−</mo>
        <mrow>
          <mstyle mathvariant="bold">
            <mrow>
              <mi>w</mi>
            </mrow>
          </mstyle>
          <mo stretchy="false">⋅</mo>
          <mstyle mathvariant="bold">
            <mrow>
              <msub>
                <mi>x</mi>
                <mi mathvariant="italic">ij</mi>
              </msub>
            </mrow>
          </mstyle>
        </mrow>
      </mrow>
    </mrow>
    <annotation encoding="StarMath 5.0">q_{ij}=1- bold{w} cdot bold{x}_{ij} </annotation>
  </semantics>
</math>
</file>

<file path=Object 10/content.xml><?xml version="1.0" encoding="utf-8"?>
<math xmlns="http://www.w3.org/1998/Math/MathML">
  <semantics>
    <mrow>
      <msub>
        <mi>d</mi>
        <mi>j</mi>
      </msub>
      <mi>,</mi>
      <mo stretchy="false">δ</mo>
      <mi>L</mi>
    </mrow>
    <annotation encoding="StarMath 5.0">d_j,%delta L</annotation>
  </semantics>
</math>
</file>

<file path=Object 11/content.xml><?xml version="1.0" encoding="utf-8"?>
<math xmlns="http://www.w3.org/1998/Math/MathML">
  <semantics>
    <mrow>
      <msub>
        <mo stretchy="false">α</mo>
        <mi mathvariant="italic">ij</mi>
      </msub>
      <mrow>
        <mi mathvariant="normal">:</mi>
        <mo stretchy="false">=</mo>
        <mrow>
          <msub>
            <mo stretchy="false">α</mo>
            <mi mathvariant="italic">ij</mi>
          </msub>
          <mo stretchy="false">+</mo>
          <msub>
            <mi>d</mi>
            <mi>j</mi>
          </msub>
        </mrow>
      </mrow>
    </mrow>
    <annotation encoding="StarMath 5.0">%ialpha_{ij}:=%ialpha_{ij}+d_{j}</annotation>
  </semantics>
</math>
</file>

<file path=Object 2/content.xml><?xml version="1.0" encoding="utf-8"?>
<math xmlns="http://www.w3.org/1998/Math/MathML">
  <semantics>
    <mrow>
      <mstyle mathvariant="bold">
        <mrow>
          <mi>w</mi>
        </mrow>
      </mstyle>
      <mrow>
        <mi mathvariant="normal">:</mi>
        <mo stretchy="false">=</mo>
        <mrow>
          <mstyle mathvariant="bold">
            <mrow>
              <mi>w</mi>
            </mrow>
          </mstyle>
          <mo stretchy="false">+</mo>
          <mrow>
            <mo stretchy="false">∑</mo>
            <msub>
              <mi>y</mi>
              <mi mathvariant="italic">ij</mi>
            </msub>
          </mrow>
        </mrow>
      </mrow>
      <msub>
        <mi>d</mi>
        <mi>j</mi>
      </msub>
      <mstyle mathvariant="bold">
        <mrow>
          <msub>
            <mi>x</mi>
            <mi mathvariant="italic">ij</mi>
          </msub>
        </mrow>
      </mstyle>
    </mrow>
    <annotation encoding="StarMath 5.0">bold{w}:=bold{w}+sum y_{ij}d_{j}bold{x}_{ij}  </annotation>
  </semantics>
</math>
</file>

<file path=Object 3/content.xml><?xml version="1.0" encoding="utf-8"?>
<math xmlns="http://www.w3.org/1998/Math/MathML">
  <semantics>
    <mrow>
      <msubsup>
        <mi>C</mi>
        <mi mathvariant="italic">ij</mi>
        <mi>h</mi>
      </msubsup>
      <mo stretchy="false">=</mo>
      <mrow>
        <msub>
          <mi>C</mi>
          <mi mathvariant="italic">ij</mi>
        </msub>
        <mo stretchy="false">−</mo>
        <msub>
          <mo stretchy="false">α</mo>
          <mi mathvariant="italic">ij</mi>
        </msub>
      </mrow>
    </mrow>
    <annotation encoding="StarMath 5.0">C^h_{ij}=C_{ij}- %ialpha_{ij}</annotation>
  </semantics>
</math>
</file>

<file path=Object 4/content.xml><?xml version="1.0" encoding="utf-8"?>
<math xmlns="http://www.w3.org/1998/Math/MathML">
  <semantics>
    <mrow>
      <msubsup>
        <mi>C</mi>
        <mi mathvariant="italic">ij</mi>
        <mi>l</mi>
      </msubsup>
      <mo stretchy="false">=</mo>
      <msub>
        <mo stretchy="false">α</mo>
        <mi mathvariant="italic">ij</mi>
      </msub>
    </mrow>
    <annotation encoding="StarMath 5.0">C^l_{ij}= %ialpha_{ij}</annotation>
  </semantics>
</math>
</file>

<file path=Object 5/content.xml><?xml version="1.0" encoding="utf-8"?>
<math xmlns="http://www.w3.org/1998/Math/MathML">
  <semantics>
    <mrow>
      <mo stretchy="false">δ</mo>
      <mrow>
        <mi>L</mi>
        <mo stretchy="false">&gt;</mo>
        <mo stretchy="false">δ</mo>
      </mrow>
      <msub>
        <mi>L</mi>
        <mi mathvariant="italic">max</mi>
      </msub>
    </mrow>
    <annotation encoding="StarMath 5.0">%delta L &gt; %delta L_{max}</annotation>
  </semantics>
</math>
</file>

<file path=Object 6/content.xml><?xml version="1.0" encoding="utf-8"?>
<math xmlns="http://www.w3.org/1998/Math/MathML">
  <semantics>
    <mrow>
      <mo stretchy="false">δ</mo>
      <mrow>
        <msub>
          <mi>L</mi>
          <mi mathvariant="italic">max</mi>
        </msub>
        <mo stretchy="false">=</mo>
        <mo stretchy="false">δ</mo>
      </mrow>
      <mi>L</mi>
    </mrow>
    <annotation encoding="StarMath 5.0">%delta L_{max}=%delta L</annotation>
  </semantics>
</math>
</file>

<file path=Object 7/content.xml><?xml version="1.0" encoding="utf-8"?>
<math xmlns="http://www.w3.org/1998/Math/MathML">
  <semantics>
    <mrow>
      <mo stretchy="false">δ</mo>
      <mrow>
        <msub>
          <mi>L</mi>
          <mi mathvariant="italic">max</mi>
        </msub>
        <mo stretchy="false">&gt;</mo>
        <mo stretchy="false">ϵ</mo>
      </mrow>
    </mrow>
    <annotation encoding="StarMath 5.0">%delta L_{max}&gt;%epsilon</annotation>
  </semantics>
</math>
</file>

<file path=Object 8/content.xml><?xml version="1.0" encoding="utf-8"?>
<math xmlns="http://www.w3.org/1998/Math/MathML">
  <semantics>
    <mrow>
      <mo stretchy="false">δ</mo>
      <mrow>
        <msub>
          <mi>L</mi>
          <mi mathvariant="italic">max</mi>
        </msub>
        <mo stretchy="false">=</mo>
        <mn>0</mn>
      </mrow>
    </mrow>
    <annotation encoding="StarMath 5.0">%delta L_{max}=0</annotation>
  </semantics>
</math>
</file>

<file path=Object 9/content.xml><?xml version="1.0" encoding="utf-8"?>
<math xmlns="http://www.w3.org/1998/Math/MathML">
  <semantics>
    <mrow>
      <mstyle mathvariant="bold">
        <mrow>
          <mi>w</mi>
        </mrow>
      </mstyle>
      <mi>,</mi>
      <msub>
        <mo stretchy="false">α</mo>
        <mi mathvariant="italic">ij</mi>
      </msub>
    </mrow>
    <annotation encoding="StarMath 5.0">bold{w}, %ialpha_{ij}</annotation>
  </semantics>
</math>
</file>